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Georgia" svg:font-family="Georgia, 'Times New Roman', 'Bitstream Charter', Times, 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3" style:family="paragraph" style:parent-style-name="Standard" style:list-style-name="WW8Num28">
      <style:paragraph-properties fo:margin-top="0in" fo:margin-bottom="0in" style:contextual-spacing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4" style:family="paragraph" style:parent-style-name="Standard">
      <style:paragraph-properties fo:margin-top="0in" fo:margin-bottom="0in" style:contextual-spacing="false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margin-top="0in" fo:margin-bottom="0in" style:contextual-spacing="false" fo:text-align="end" style:justify-single-word="false"/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Standard" style:list-style-name="WW8Num22">
      <style:paragraph-properties fo:margin-top="0in" fo:margin-bottom="0in" style:contextual-spacing="false"/>
    </style:style>
    <style:style style:name="P7" style:family="paragraph" style:parent-style-name="Standard" style:list-style-name="WW8Num2">
      <style:paragraph-properties fo:margin-top="0in" fo:margin-bottom="0in" style:contextual-spacing="false"/>
    </style:style>
    <style:style style:name="P8" style:family="paragraph" style:parent-style-name="Standard" style:list-style-name="WW8Num28">
      <style:paragraph-properties fo:margin-top="0in" fo:margin-bottom="0in" style:contextual-spacing="false"/>
    </style:style>
    <style:style style:name="P9" style:family="paragraph" style:parent-style-name="Standard" style:master-page-name="Standard">
      <style:paragraph-properties fo:margin-top="0in" fo:margin-bottom="0in" style:contextual-spacing="false" fo:text-align="end" style:justify-single-word="false" style:page-number="auto"/>
      <style:text-properties style:font-name="Times New Roman"/>
    </style:style>
    <style:style style:name="P10" style:family="paragraph" style:parent-style-name="Standard">
      <style:paragraph-properties fo:margin-left="0.5in" fo:margin-right="0in" fo:margin-top="0in" fo:margin-bottom="0in" style:contextual-spacing="false" fo:text-indent="0in" style:auto-text-indent="false"/>
      <style:text-properties style:font-name="Times New Roman" fo:font-size="10pt" style:font-size-asian="10pt" style:font-name-complex="Times New Roman" style:font-size-complex="10pt"/>
    </style:style>
    <style:style style:name="T1" style:family="text">
      <style:text-properties fo:font-size="10pt" fo:font-weight="bold" style:font-size-asian="10pt" style:font-weight-asian="bold" style:font-name-complex="Times New Roman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3" style:family="text">
      <style:text-properties style:font-name="Times New Roman" fo:font-size="10pt" fo:font-style="italic" fo:font-weight="bold" style:font-size-asian="10pt" style:font-style-asian="italic" style:font-weight-asian="bold" style:font-name-complex="Times New Roman" style:font-size-complex="10pt"/>
    </style:style>
    <style:style style:name="T4" style:family="text">
      <style:text-properties style:font-name="Times New Roman" fo:font-size="10pt" style:font-size-asian="10pt" style:font-name-complex="Times New Roman" style:font-size-complex="10pt"/>
    </style:style>
    <style:style style:name="T5" style:family="text">
      <style:text-properties fo:font-variant="normal" fo:text-transform="none" fo:color="#333333" style:font-name="Georgia" fo:letter-spacing="normal" fo:font-style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ERRY JAMESON</text:span><text:span text:style-name="T5">College Student Resume Format</text:span></text:p>
      <text:p text:style-name="Text_20_body"><text:line-break/></text:p>
      <text:p text:style-name="P5"/>
      <text:p text:style-name="P5">1515 Stanley Drive #62</text:p>
      <text:p text:style-name="P5">Hometown, KS 66202</text:p>
      <text:p text:style-name="P5">perry.jameson@dbplanet.com</text:p>
      <text:p text:style-name="P5">(913) 555-1938</text:p>
      <text:p text:style-name="P4"/>
      <text:p text:style-name="P2">RESUME PROFILE</text:p>
      <text:p text:style-name="P4">Outstanding student with experience in print and online journalism seeks a position working with a communications, public relations, or publishing firm where I can use my writing, editing, and organizational skills.</text:p>
      <text:p text:style-name="P4"/>
      <text:p text:style-name="P2">EDUCATION</text:p>
      <text:p text:style-name="P4">The University of Missouri at Kansas City</text:p>
      <text:p text:style-name="P4">B.A. Communication Studies with a concentration in Corporate Communications with a minor in Sociology</text:p>
      <text:p text:style-name="P4"/>
      <text:p text:style-name="P2">EXPERIENCE</text:p>
      <text:p text:style-name="P1"><text:span text:style-name="T2">Newspaper Staff Member, </text:span><text:span text:style-name="T3">The Daily</text:span></text:p>
      <text:p text:style-name="P4"/>
      <text:list xml:id="list2220297639158881580" text:style-name="WW8Num22">
        <text:list-item>
          <text:p text:style-name="P6"><text:span text:style-name="T2">Aug 2012 - present.</text:span><text:span text:style-name="T4"> Features editor of campus newspaper, responsible for award-winning design.</text:span></text:p>
        </text:list-item>
        <text:list-item>
          <text:p text:style-name="P6"><text:span text:style-name="T2">Aug 2009 - Aug 2011.</text:span><text:span text:style-name="T4"> Researched information for news articles using library and Web sources. Composed and edited informational articles, columns, editorials, and advertising copy.</text:span></text:p>
        </text:list-item>
      </text:list>
      <text:p text:style-name="P4"/>
      <text:p text:style-name="P2">Staff Member, 91.7 KVRX, UMKC's College Radio Station</text:p>
      <text:p text:style-name="P4"/>
      <text:list xml:id="list5732244106597641764" text:style-name="WW8Num2">
        <text:list-item>
          <text:p text:style-name="P7"><text:span text:style-name="T2">Aug 2011 - Aug 2012.</text:span><text:span text:style-name="T4"> Assistant Program Manager. Developed radio playlists and implemented special radio promotions.</text:span></text:p>
        </text:list-item>
        <text:list-item>
          <text:p text:style-name="P7"><text:span text:style-name="T2">Aug 2010 - Aug 2011. DJ.</text:span><text:span text:style-name="T4"> Hosted a weekly radio show and assisted with radio station promotions.</text:span></text:p>
        </text:list-item>
      </text:list>
      <text:p text:style-name="P4"/>
      <text:p text:style-name="P2">RELEVANT COLLEGE STUDIES AND SKILLS</text:p>
      <text:p text:style-name="P4">Technical writing; advanced composition; debate; video production; public relations; marketing; computer classes providing knowledge of word processing, desktop publishing, and Web software.</text:p>
      <text:p text:style-name="P4"/>
      <text:p text:style-name="P2">HONORS, AWARDS, AND MEMBERSHIPS</text:p>
      <text:p text:style-name="P4"/>
      <text:list xml:id="list7609324811026224640" text:style-name="WW8Num28">
        <text:list-item>
          <text:p text:style-name="P3">U.S. Media Association Scholarship recipient</text:p>
        </text:list-item>
      </text:list>
      <text:p text:style-name="P10">Scholarship based on academic achievement, community service, and campus participation and leadership in college projects and studies.</text:p>
      <text:list xml:id="list184109297020461" text:continue-numbering="true" text:style-name="WW8Num28">
        <text:list-item>
          <text:p text:style-name="P3">2012 Best College Newspaper Design winner</text:p>
        </text:list-item>
      </text:list>
      <text:p text:style-name="P10">Missouri Journalism Education Association Contest</text:p>
      <text:list xml:id="list184109714901525" text:continue-numbering="true" text:style-name="WW8Num28">
        <text:list-item>
          <text:p text:style-name="P8"><text:span text:style-name="T2">President of college chapter of Future Communicators of America (FCA), 2011 - 2012</text:span></text:p>
        </text:list-item>
      </text:list>
      <text:p text:style-name="P10">Member, 2011 - present.</text:p>
      <text:list xml:id="list184108745166839" text:continue-numbering="true" text:style-name="WW8Num28">
        <text:list-item>
          <text:p text:style-name="P3">Treasurer of Student Debate Team, 2011 - 201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Georgia" svg:font-family="Georgia, 'Times New Roman', 'Bitstream Charter', Times, 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grmu</meta:initial-creator>
    <meta:creation-date>2012-09-14T02:58:00</meta:creation-date>
    <dc:date>2017-06-09T18:41:07.000875988</dc:date>
    <meta:editing-cycles>5</meta:editing-cycles>
    <meta:editing-duration>PT6M</meta:editing-duration>
    <meta:document-statistic meta:table-count="0" meta:image-count="0" meta:object-count="0" meta:page-count="1" meta:paragraph-count="28" meta:word-count="252" meta:character-count="1764" meta:non-whitespace-character-count="1546"/>
    <meta:generator>LibreOffice/4.2.8.2$Linux_X86_64 LibreOffice_project/420m0$Build-2</meta:generator>
  </office:meta>
</office:document-meta>
</file>